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5E955D81C7D8944049.png" manifest:media-type="image/png"/>
  <manifest:file-entry manifest:full-path="Pictures/1000000000000108000001C8648C0E93847AE9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259cm" fo:min-width="17.91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8.509cm" svg:x="1.254cm" svg:y="1.38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53cm" svg:height="4.064cm" svg:x="2.711cm" svg:y="3.794cm">
          <draw:image xlink:href="Pictures/1000000000000108000001C8648C0E93847AE91A.png" xlink:type="simple" xlink:show="embed" xlink:actuate="onLoad">
            <text:p/>
          </draw:image>
        </draw:frame>
        <draw:frame draw:style-name="gr2" draw:text-style-name="P2" draw:layer="layout" svg:width="3.702cm" svg:height="4.318cm" svg:x="13.554cm" svg:y="3.921cm">
          <draw:image xlink:href="Pictures/100000000000012C0000015E955D81C7D8944049.png" xlink:type="simple" xlink:show="embed" xlink:actuate="onLoad">
            <text:p/>
          </draw:image>
        </draw:frame>
        <draw:frame draw:style-name="gr3" draw:text-style-name="P3" draw:layer="layout" svg:width="5.256cm" svg:height="0.962cm" svg:x="6.793cm" svg:y="4.864cm">
          <draw:text-box>
            <text:p>Zelfde persoon ?</text:p>
          </draw:text-box>
        </draw:frame>
        <draw:line draw:style-name="gr4" draw:text-style-name="P4" draw:layer="layout" svg:x1="8.874cm" svg:y1="6.588cm" svg:x2="5.699cm" svg:y2="6.588cm">
          <text:p/>
        </draw:line>
        <draw:line draw:style-name="gr4" draw:text-style-name="P4" draw:layer="layout" svg:x1="8.747cm" svg:y1="6.588cm" svg:x2="12.938cm" svg:y2="6.588cm">
          <text:p/>
        </draw:line>
        <draw:frame draw:style-name="gr3" draw:text-style-name="P5" draw:layer="layout" svg:width="5.646cm" svg:height="0.962cm" svg:x="7.604cm" svg:y="1.562cm">
          <draw:text-box>
            <text:p><text:span text:style-name="T1">Gezichtsverificatie</text:span></text:p>
          </draw:text-box>
        </draw:frame>
        <draw:custom-shape draw:style-name="gr1" draw:text-style-name="P1" draw:layer="layout" svg:width="18.415cm" svg:height="8.509cm" svg:x="1.381cm" svg:y="11.28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53cm" svg:height="4.064cm" svg:x="2.838cm" svg:y="13.7cm">
          <draw:image xlink:href="Pictures/1000000000000108000001C8648C0E93847AE91A.png" xlink:type="simple" xlink:show="embed" xlink:actuate="onLoad">
            <text:p/>
          </draw:image>
        </draw:frame>
        <draw:frame draw:style-name="gr3" draw:text-style-name="P3" draw:layer="layout" svg:width="3.605cm" svg:height="0.962cm" svg:x="10.527cm" svg:y="15.732cm">
          <draw:text-box>
            <text:p>Wie is dit ?</text:p>
          </draw:text-box>
        </draw:frame>
        <draw:line draw:style-name="gr4" draw:text-style-name="P4" draw:layer="layout" svg:x1="6.207cm" svg:y1="16.24cm" svg:x2="10.398cm" svg:y2="16.24cm">
          <text:p/>
        </draw:line>
        <draw:frame draw:style-name="gr3" draw:text-style-name="P5" draw:layer="layout" svg:width="6.137cm" svg:height="0.962cm" svg:x="6.801cm" svg:y="11.468cm">
          <draw:text-box>
            <text:p><text:span text:style-name="T1">Gezichtsidentificat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15:32.057505470</meta:creation-date>
    <dc:date>2018-05-03T13:32:23.322589597</dc:date>
    <meta:editing-duration>PT5M18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